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ac8e" officeooo:paragraph-rsid="001fac8e"/>
    </style:style>
    <style:style style:name="P2" style:family="paragraph" style:parent-style-name="Standard">
      <style:text-properties officeooo:rsid="001fac8e" officeooo:paragraph-rsid="001fac8e"/>
    </style:style>
    <style:style style:name="P3" style:family="paragraph" style:parent-style-name="Standard">
      <style:text-properties officeooo:rsid="00218c32" officeooo:paragraph-rsid="00218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ieli Granemann</text:p>
      <text:p text:style-name="P1">Desenvolvimento de Sistemas</text:p>
      <text:p text:style-name="P1">12/12/22</text:p>
      <text:p text:style-name="P3">Nova Linh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5:11:11.928000000</dc:date>
    <meta:editing-duration>PT1M5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" meta:word-count="8" meta:character-count="63" meta:non-whitespace-character-count="59"/>
  </office:meta>
</office:document-meta>
</file>